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mes Lombardi Sr <text:tab/><text:tab/><text:tab/><text:tab/><text:tab/><text:tab/><text:tab/><text:tab/><text:tab/>July 25, 2016</text:p>
      <text:p text:style-name="Standard"/>
      <text:p text:style-name="Standard">On June 25, 2016 I ran a five mile race. <text:s/>The first 3 miles my breathing was not good. <text:s/>This was an unusual occurence for me. <text:s/>The last 2 miles were okay. <text:s/>After the race and during and after my next few workouts I felt unusually tired. <text:s/>I found that when sitting during the day my pulse was in the low 40's and my heart was “skipping” more beats than usual. <text:s/>Usually when sitting my pulse is in the low 50's and it may skip a beat once in a while. <text:s/>It has been this way for 50 years. <text:s/>At first I thought maybe my thyroid was not functioning correctly. <text:s/>Then I read what I was experiencing could be caused by the effect of the statin (atorvastatin) I was taking. Statins and other medicines lower the amount of the essential CoQ10 in the body especially in competitive older runners. <text:s/>Around June 29, I stopped taking my 20 mg atorvastatin tablet and started taking 200 mg of CoQ10 daily. <text:s text:c="2"/>I continued running every day but not too hard. <text:s/>I still did not feel up to par until July 6, when I felt pretty good during a relatively easy run. <text:s/>The next day I decided to run hard on hilly roads and ran a 5K at 8:09/mile. I was amazed how easy it was. <text:s/>The pace was nearly the same as my pace in a 5K race I had run in May. <text:s/>Then on July 17, I ran a half marathon race (13.1 miles) at 8:15/mi beating my last years time by 3 minutes. <text:s/>The next runner in my age group was 26 minutes behind me and I was the 255<text:span text:style-name="T1">th</text:span> finisher out of 1359. <text:s/>I am reasonably sure that I would not have run this well had I not stopped taking atorvastatin and started taking CoQ10.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7-25T09:14:19.24</meta:creation-date>
    <dc:date>2016-07-25T10:19:02.04</dc:date>
    <dc:creator>James Lombardi</dc:creator>
    <meta:editing-duration>PT18M40S</meta:editing-duration>
    <meta:editing-cycles>2</meta:editing-cycles>
    <meta:generator>OpenOffice/4.1.0$Win32 OpenOffice.org_project/410m18$Build-9764</meta:generator>
    <meta:printed-by>James Lombardi</meta:printed-by>
    <meta:print-date>2016-07-25T10:09:58.30</meta:print-date>
    <meta:document-statistic meta:table-count="0" meta:image-count="0" meta:object-count="0" meta:page-count="1" meta:paragraph-count="2" meta:word-count="311" meta:character-count="1594"/>
  </office:meta>
</office:document-meta>
</file>